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7217in"/>
    </style:style>
    <style:style style:name="co2" style:family="table-column">
      <style:table-column-properties fo:break-before="auto" style:column-width="0.6138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7.1953in" svg:height="4.0917in" svg:x="2.3177in" svg:y="0.2169in">
            <draw:object draw:notify-on-update-of-ranges="Sheet1.A2:Sheet1.A28 Sheet1.B2:Sheet1.B28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124" calcext:value-type="float">
            <text:p>0.012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47" calcext:value-type="float">
            <text:p>0.004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45" calcext:value-type="float">
            <text:p>0.004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051" calcext:value-type="float">
            <text:p>0.005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059" calcext:value-type="float">
            <text:p>0.005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07" calcext:value-type="float">
            <text:p>0.00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101" calcext:value-type="float">
            <text:p>0.010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158" calcext:value-type="float">
            <text:p>0.0158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295" calcext:value-type="float">
            <text:p>0.0295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0848" calcext:value-type="float">
            <text:p>0.0848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0.1939" calcext:value-type="float">
            <text:p>0.1939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0.3772" calcext:value-type="float">
            <text:p>0.3772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0.7393" calcext:value-type="float">
            <text:p>0.7393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0.8794" calcext:value-type="float">
            <text:p>0.8794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1.5608" calcext:value-type="float">
            <text:p>1.5608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3.0181" calcext:value-type="float">
            <text:p>3.0181</text:p>
          </table:table-cell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5.976" calcext:value-type="float">
            <text:p>5.976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11.9938" calcext:value-type="float">
            <text:p>11.9938</text:p>
          </table:table-cell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24.4704" calcext:value-type="float">
            <text:p>24.4704</text:p>
          </table:table-cell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48.6545" calcext:value-type="float">
            <text:p>48.6545</text:p>
          </table:table-cell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95.474" calcext:value-type="float">
            <text:p>95.474</text:p>
          </table:table-cell>
        </table:table-row>
        <table:table-row table:style-name="ro1">
          <table:table-cell office:value-type="float" office:value="2097152" calcext:value-type="float">
            <text:p>2097152</text:p>
          </table:table-cell>
          <table:table-cell office:value-type="float" office:value="193.886" calcext:value-type="float">
            <text:p>193.886</text:p>
          </table:table-cell>
        </table:table-row>
        <table:table-row table:style-name="ro1">
          <table:table-cell office:value-type="float" office:value="4194304" calcext:value-type="float">
            <text:p>4194304</text:p>
          </table:table-cell>
          <table:table-cell office:value-type="float" office:value="379.789" calcext:value-type="float">
            <text:p>379.789</text:p>
          </table:table-cell>
        </table:table-row>
        <table:table-row table:style-name="ro1">
          <table:table-cell office:value-type="float" office:value="8388608" calcext:value-type="float">
            <text:p>8388608</text:p>
          </table:table-cell>
          <table:table-cell office:value-type="float" office:value="756.241" calcext:value-type="float">
            <text:p>756.241</text:p>
          </table:table-cell>
        </table:table-row>
        <table:table-row table:style-name="ro1">
          <table:table-cell office:value-type="float" office:value="16777216" calcext:value-type="float">
            <text:p>16777216</text:p>
          </table:table-cell>
          <table:table-cell office:value-type="float" office:value="1508.05" calcext:value-type="float">
            <text:p>1508.05</text:p>
          </table:table-cell>
        </table:table-row>
        <table:table-row table:style-name="ro1">
          <table:table-cell office:value-type="float" office:value="33554432" calcext:value-type="float">
            <text:p>33554432</text:p>
          </table:table-cell>
          <table:table-cell office:value-type="float" office:value="3013.11" calcext:value-type="float">
            <text:p>3013.11</text:p>
          </table:table-cell>
        </table:table-row>
        <table:table-row table:style-name="ro1">
          <table:table-cell office:value-type="float" office:value="67108864" calcext:value-type="float">
            <text:p>67108864</text:p>
          </table:table-cell>
          <table:table-cell office:value-type="float" office:value="6027.8" calcext:value-type="float">
            <text:p>6027.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3-19T10:32:38.458982487</dc:date>
    <meta:document-statistic meta:table-count="1" meta:cell-count="54" meta:object-count="1"/>
    <meta:generator>LibreOffice/4.2.7.2$Linux_X86_64 LibreOffice_project/42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8.277cm" svg:height="10.394cm" xlink:href=".." xlink:type="simple" chart:class="chart:scatter" chart:style-name="ch1">
        <chart:title svg:x="4.61cm" svg:y="0.343cm" chart:style-name="ch2">
          <text:p>Lista na tablicy zwiększającej się dwukrotnie</text:p>
        </chart:title>
        <chart:plot-area chart:style-name="ch3" table:cell-range-address="Sheet1.A2:Sheet1.B28" svg:x="1.376cm" svg:y="1.355cm" svg:width="16.536cm" svg:height="7.851cm">
          <chartooo:coordinate-region svg:x="2.368cm" svg:y="1.554cm" svg:width="14.801cm" svg:height="7.005cm"/>
          <chart:axis chart:dimension="x" chart:name="primary-x" chart:style-name="ch4">
            <chart:title svg:x="8.687cm" svg:y="9.413cm" chart:style-name="ch5">
              <text:p>Ilość danych</text:p>
            </chart:title>
          </chart:axis>
          <chart:axis chart:dimension="y" chart:name="primary-y" chart:style-name="ch4">
            <chart:title svg:x="0.451cm" svg:y="7.335cm" chart:style-name="ch6">
              <text:p>Średni czas wykonania [ms]</text:p>
            </chart:title>
            <chart:grid chart:style-name="ch7" chart:class="major"/>
          </chart:axis>
          <chart:series chart:style-name="ch8" chart:values-cell-range-address="Sheet1.B2:Sheet1.B28" chart:class="chart:scatter">
            <chart:domain table:cell-range-address="Sheet1.A2:Sheet1.A28"/>
            <chart:data-point chart:repeated="2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2:Sheet1.A28</svg:desc>
                </draw:g>
              </table:table-cell>
              <table:table-cell office:value-type="float" office:value="0.0124">
                <text:p>0.0124</text:p>
                <draw:g>
                  <svg:desc>Sheet1.B2:Sheet1.B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0047">
                <text:p>0.004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.0045">
                <text:p>0.004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0.0051">
                <text:p>0.005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0.0059">
                <text:p>0.005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0.007">
                <text:p>0.00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4">
                <text:p>64</text:p>
              </table:table-cell>
              <table:table-cell office:value-type="float" office:value="0.0101">
                <text:p>0.010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8">
                <text:p>128</text:p>
              </table:table-cell>
              <table:table-cell office:value-type="float" office:value="0.0158">
                <text:p>0.015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6">
                <text:p>256</text:p>
              </table:table-cell>
              <table:table-cell office:value-type="float" office:value="0.0295">
                <text:p>0.029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12">
                <text:p>512</text:p>
              </table:table-cell>
              <table:table-cell office:value-type="float" office:value="0.0848">
                <text:p>0.084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24">
                <text:p>1024</text:p>
              </table:table-cell>
              <table:table-cell office:value-type="float" office:value="0.1939">
                <text:p>0.193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48">
                <text:p>2048</text:p>
              </table:table-cell>
              <table:table-cell office:value-type="float" office:value="0.3772">
                <text:p>0.377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096">
                <text:p>4096</text:p>
              </table:table-cell>
              <table:table-cell office:value-type="float" office:value="0.7393">
                <text:p>0.739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192">
                <text:p>8192</text:p>
              </table:table-cell>
              <table:table-cell office:value-type="float" office:value="0.8794">
                <text:p>0.879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384">
                <text:p>16384</text:p>
              </table:table-cell>
              <table:table-cell office:value-type="float" office:value="1.5608">
                <text:p>1.560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2768">
                <text:p>32768</text:p>
              </table:table-cell>
              <table:table-cell office:value-type="float" office:value="3.0181">
                <text:p>3.018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5536">
                <text:p>65536</text:p>
              </table:table-cell>
              <table:table-cell office:value-type="float" office:value="5.976">
                <text:p>5.97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31072">
                <text:p>131072</text:p>
              </table:table-cell>
              <table:table-cell office:value-type="float" office:value="11.9938">
                <text:p>11.993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62144">
                <text:p>262144</text:p>
              </table:table-cell>
              <table:table-cell office:value-type="float" office:value="24.4704">
                <text:p>24.470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24288">
                <text:p>524288</text:p>
              </table:table-cell>
              <table:table-cell office:value-type="float" office:value="48.6545">
                <text:p>48.654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48576">
                <text:p>1048576</text:p>
              </table:table-cell>
              <table:table-cell office:value-type="float" office:value="95.474">
                <text:p>95.47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097152">
                <text:p>2097152</text:p>
              </table:table-cell>
              <table:table-cell office:value-type="float" office:value="193.886">
                <text:p>193.88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194304">
                <text:p>4194304</text:p>
              </table:table-cell>
              <table:table-cell office:value-type="float" office:value="379.789">
                <text:p>379.78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388608">
                <text:p>8388608</text:p>
              </table:table-cell>
              <table:table-cell office:value-type="float" office:value="756.241">
                <text:p>756.24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6777216">
                <text:p>16777216</text:p>
              </table:table-cell>
              <table:table-cell office:value-type="float" office:value="1508.05">
                <text:p>1508.0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3554432">
                <text:p>33554432</text:p>
              </table:table-cell>
              <table:table-cell office:value-type="float" office:value="3013.11">
                <text:p>3013.1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7108864">
                <text:p>67108864</text:p>
              </table:table-cell>
              <table:table-cell office:value-type="float" office:value="6027.8">
                <text:p>6027.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